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alibri" svg:font-family="Calibri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Wingdings" svg:font-family="Wingdings" style:font-adornments="Regular" style:font-pitch="variable" style:font-charset="x-symbol"/>
    <style:font-face style:name="system-ui" svg:font-family="system-ui" style:font-family-generic="roman" style:font-pitch="variable"/>
    <style:font-face style:name="system-ui1" svg:font-family="system-ui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Paragraph" style:list-style-name="WWNum7">
      <style:paragraph-properties fo:margin-top="0in" fo:margin-bottom="0in" style:contextual-spacing="true" fo:line-height="100%"/>
      <style:text-properties style:font-name="Calibri"/>
    </style:style>
    <style:style style:name="P2" style:family="paragraph" style:parent-style-name="List_20_Paragraph" style:list-style-name="WWNum7">
      <style:paragraph-properties fo:margin-top="0.0791in" fo:margin-bottom="0.0791in" style:contextual-spacing="true" fo:line-height="100%"/>
      <style:text-properties style:font-name="Calibri"/>
    </style:style>
    <style:style style:name="P3" style:family="paragraph" style:parent-style-name="List_20_Paragraph" style:list-style-name="WWNum6">
      <style:paragraph-properties fo:line-height="100%"/>
      <style:text-properties style:font-name="Calibri"/>
    </style:style>
    <style:style style:name="P4" style:family="paragraph" style:parent-style-name="List_20_Paragraph" style:list-style-name="WWNum4">
      <style:paragraph-properties fo:line-height="100%"/>
      <style:text-properties style:font-name="Calibri"/>
    </style:style>
    <style:style style:name="P5" style:family="paragraph" style:parent-style-name="List_20_Paragraph" style:list-style-name="WWNum5">
      <style:paragraph-properties fo:line-height="100%"/>
      <style:text-properties style:font-name="Calibri"/>
    </style:style>
    <style:style style:name="P6" style:family="paragraph" style:parent-style-name="List_20_Paragraph" style:list-style-name="WWNum2">
      <style:paragraph-properties fo:line-height="100%"/>
      <style:text-properties style:font-name="Calibri"/>
    </style:style>
    <style:style style:name="P7" style:family="paragraph" style:parent-style-name="List_20_Paragraph" style:list-style-name="WWNum8">
      <style:paragraph-properties fo:line-height="100%"/>
      <style:text-properties style:font-name="Calibri"/>
    </style:style>
    <style:style style:name="P8" style:family="paragraph" style:parent-style-name="List_20_Paragraph" style:list-style-name="WWNum8">
      <style:paragraph-properties fo:margin-top="0in" fo:margin-bottom="0in" style:contextual-spacing="true" fo:line-height="100%"/>
      <style:text-properties style:font-name="Calibri"/>
    </style:style>
    <style:style style:name="P9" style:family="paragraph" style:parent-style-name="List_20_Paragraph" style:list-style-name="WWNum1">
      <style:paragraph-properties fo:line-height="100%"/>
      <style:text-properties style:font-name="Calibri"/>
    </style:style>
    <style:style style:name="P10" style:family="paragraph" style:parent-style-name="List_20_Paragraph" style:list-style-name="WWNum1">
      <style:paragraph-properties fo:margin-top="0in" fo:margin-bottom="0.0319in" style:contextual-spacing="true" fo:line-height="100%"/>
      <style:text-properties style:font-name="Calibri"/>
    </style:style>
    <style:style style:name="P11" style:family="paragraph" style:parent-style-name="List_20_Paragraph" style:list-style-name="WWNum1">
      <style:paragraph-properties fo:margin-top="0in" fo:margin-bottom="0in" style:contextual-spacing="true" fo:line-height="100%"/>
      <style:text-properties style:font-name="Calibri"/>
    </style:style>
    <style:style style:name="P12" style:family="paragraph" style:parent-style-name="Standard">
      <style:paragraph-properties fo:line-height="100%"/>
      <style:text-properties style:font-name="Calibri" fo:font-weight="bold" style:font-weight-asian="bold" style:font-weight-complex="bold"/>
    </style:style>
    <style:style style:name="P13" style:family="paragraph" style:parent-style-name="Standard">
      <style:paragraph-properties fo:line-height="100%"/>
      <style:text-properties style:font-name="Calibri"/>
    </style:style>
    <style:style style:name="P14" style:family="paragraph" style:parent-style-name="Standard">
      <style:paragraph-properties fo:margin-top="0in" fo:margin-bottom="0.0717in" style:contextual-spacing="false" fo:line-height="100%"/>
      <style:text-properties style:font-name="Calibri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Calibri"/>
    </style:style>
    <style:style style:name="P16" style:family="paragraph" style:parent-style-name="Standard">
      <style:paragraph-properties fo:margin-top="0.0398in" fo:margin-bottom="0.0398in" style:contextual-spacing="false" fo:line-height="100%"/>
      <style:text-properties style:font-name="Calibri"/>
    </style:style>
    <style:style style:name="P17" style:family="paragraph" style:parent-style-name="Standard">
      <style:paragraph-properties fo:margin-top="0.0791in" fo:margin-bottom="0.0791in" style:contextual-spacing="false" fo:line-height="100%"/>
      <style:text-properties style:font-name="Calibri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font-name="system-ui" style:font-name-asian="system-ui1" style:font-name-complex="system-ui1"/>
    </style:style>
    <style:style style:name="T6" style:family="text">
      <style:text-properties style:font-name-asian="system-ui1" style:font-name-complex="system-u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Curriculum Vitae</text:span></text:p>
      <text:p text:style-name="P12"/>
      <text:p text:style-name="P15"><text:span text:style-name="T3">Personal Information</text:span>:</text:p>
      <text:list text:style-name="WWNum7">
        <text:list-item>
          <text:p text:style-name="P1"><text:span text:style-name="T2">Name</text:span>: Marvin Adakole Idibia</text:p>
        </text:list-item>
        <text:list-item>
          <text:p text:style-name="P1"><text:span text:style-name="T2">Date of Birth</text:span>: 17<text:span text:style-name="T4">th</text:span> July, 2003.</text:p>
        </text:list-item>
        <text:list-item>
          <text:p text:style-name="P2"><text:span text:style-name="T2">Address</text:span>: <text:s/>Spintex, Greater Accra, Ghana.</text:p>
        </text:list-item>
      </text:list>
      <text:p text:style-name="P15"><text:span text:style-name="T3">Education</text:span>:</text:p>
      <text:p text:style-name="P15"><text:span text:style-name="T2">1. Primary and Junior High School (Completed in 2018)</text:span>:</text:p>
      <text:list text:style-name="WWNum6">
        <text:list-item>
          <text:p text:style-name="P3"><text:span text:style-name="T2">Institution</text:span>: Firm Foundation School</text:p>
        </text:list-item>
        <text:list-item>
          <text:p text:style-name="P3"><text:span text:style-name="T2">Location</text:span>: Spintex, Greater Accra, Ghana</text:p>
        </text:list-item>
        <text:list-item>
          <text:p text:style-name="P3"><text:span text:style-name="T2">Best Grades</text:span>: Science – Grade 2 and Mathematics – Grade 2</text:p>
        </text:list-item>
      </text:list>
      <text:p text:style-name="P15"><text:span text:style-name="T2">2. Senior High School (2018 - 2021)</text:span>:</text:p>
      <text:list text:style-name="WWNum4">
        <text:list-item>
          <text:p text:style-name="P4"><text:span text:style-name="T2">Institution</text:span>: Ghanata Senior High School</text:p>
        </text:list-item>
        <text:list-item>
          <text:p text:style-name="P4"><text:span text:style-name="T2">Location</text:span>: Dodowa, Greater Accra, Ghana.</text:p>
        </text:list-item>
        <text:list-item>
          <text:p text:style-name="P4"><text:span text:style-name="T2">Field of Study</text:span>: General Science</text:p>
        </text:list-item>
        <text:list-item>
          <text:p text:style-name="P4"><text:span text:style-name="T2">Best Grades</text:span>: Core mathematics – B2 and Elective mathematics – B3</text:p>
        </text:list-item>
      </text:list>
      <text:p text:style-name="P15"><text:span text:style-name="T2">3. University (2022 - Current)</text:span>:</text:p>
      <text:list text:style-name="WWNum5">
        <text:list-item>
          <text:p text:style-name="P5"><text:span text:style-name="T2">Institution</text:span>: Data Link Institute of Business and Technology</text:p>
        </text:list-item>
        <text:list-item>
          <text:p text:style-name="P5"><text:span text:style-name="T2">Location</text:span>: Tema, Greater Accra, Ghana</text:p>
        </text:list-item>
        <text:list-item>
          <text:p text:style-name="P5"><text:span text:style-name="T2">Degree</text:span>: Bachelor of Science in Computer Science</text:p>
        </text:list-item>
        <text:list-item>
          <text:p text:style-name="P5"><text:span text:style-name="T2">Current Level</text:span>: 300</text:p>
        </text:list-item>
      </text:list>
      <text:p text:style-name="P15"/>
      <text:p text:style-name="P13"><text:span text:style-name="T2">Skills</text:span>:</text:p>
      <text:p text:style-name="P15"><text:s/>1. Knowledge of programming Languages such as:</text:p>
      <text:list text:style-name="WWNum2">
        <text:list-item>
          <text:p text:style-name="P6">HTML</text:p>
        </text:list-item>
        <text:list-item>
          <text:p text:style-name="P6">JavaScript</text:p>
        </text:list-item>
        <text:list-item>
          <text:p text:style-name="P6">CSS</text:p>
        </text:list-item>
        <text:list-item>
          <text:p text:style-name="P6">C++</text:p>
        </text:list-item>
        <text:list-item>
          <text:p text:style-name="P6">Java</text:p>
        </text:list-item>
      </text:list>
      <text:p text:style-name="P16">2. Strong understanding of responsive web design principles</text:p>
      <text:p text:style-name="P16">3. Proficient in version control systems: Git, GitHub</text:p>
      <text:p text:style-name="P16">4. Strong problem-solving and troubleshooting skills</text:p>
      <text:p text:style-name="P16">5. Excellent communication and collaboration abilities</text:p>
      <text:p text:style-name="P16">6. Commitment to continuous learning and staying updated with industry trends</text:p>
      <text:p text:style-name="P16">7. Effective time management and organizational skills</text:p>
      <text:p text:style-name="P15">8. Solid understanding of UI/UX design principles and accessibility standards</text:p>
      <text:p text:style-name="P15"/>
      <text:p text:style-name="P14"><text:soft-page-break/><text:span text:style-name="T2">Experience</text:span>:</text:p>
      <text:list text:style-name="WWNum8">
        <text:list-item>
          <text:p text:style-name="P8">1 year experience at Data Link Institute of Business and Technology in web development using HTML, JavaScript, and CSS.</text:p>
        </text:list-item>
        <text:list-item>
          <text:p text:style-name="P8">Competent in C++ and Java.</text:p>
        </text:list-item>
        <text:list-item>
          <text:p text:style-name="P7">Proficient in computer troubleshooting and computer hardware replacement</text:p>
        </text:list-item>
      </text:list>
      <text:p text:style-name="P15"/>
      <text:p text:style-name="P15"><text:span text:style-name="T2">Work Ethic</text:span>:</text:p>
      <text:p text:style-name="P15">A diligent and time-conscious individual with a strong commitment to meeting deadlines and delivering high-quality work.</text:p>
      <text:p text:style-name="P15">Demonstrated ability to prioritize tasks effectively and manage time efficiently.</text:p>
      <text:p text:style-name="P16"/>
      <text:p text:style-name="P15"><text:span text:style-name="T2">Language Proficiency:</text:span></text:p>
      <text:list text:style-name="WWNum1">
        <text:list-item>
          <text:p text:style-name="P11"><text:span text:style-name="T2">English</text:span>: Fluent in written and spoken communication.</text:p>
        </text:list-item>
        <text:list-item>
          <text:p text:style-name="P9"><text:span text:style-name="T2">French and Japanese</text:span>: Basic proficiency.</text:p>
        </text:list-item>
        <text:list-item>
          <text:p text:style-name="P10"><text:span text:style-name="T2">Local Languages</text:span>: Ga, Twi, and Ewe.</text:p>
          <text:p text:style-name="P9"/>
        </text:list-item>
      </text:list>
      <text:p text:style-name="P15"><text:span text:style-name="T2">Objective</text:span>:</text:p>
      <text:p text:style-name="P15">To obtain a position where I can apply my programming skills, continue to learn and grow, and contribute to a dynamic team while gaining valuable working experience.</text:p>
      <text:p text:style-name="P13"><text:s/></text:p>
      <text:p text:style-name="P17"><text:span text:style-name="T3">Contact Information: </text:span></text:p>
      <text:p text:style-name="P15"><text:span text:style-name="T2">Mobile Number</text:span>: 0593727250</text:p>
      <text:p text:style-name="P15"><text:span text:style-name="T2">E-mail: </text:span>midibia400@gmail.com</text:p>
      <text:p text:style-name="P15"><text:span text:style-name="T2">LinkedIn</text:span>: <text:span text:style-name="T6">www.linkedin.com/in/dkay17</text:span></text:p>
      <text:p text:style-name="P14"><text:span text:style-name="T2">GitHub</text:span>: github.com/dkay17</text:p>
      <text:p text:style-name="P13">References available upon reques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alibri" svg:font-family="Calibri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Wingdings" svg:font-family="Wingdings" style:font-adornments="Regular" style:font-pitch="variable" style:font-charset="x-symbol"/>
    <style:font-face style:name="system-ui" svg:font-family="system-ui" style:font-family-generic="roman" style:font-pitch="variable"/>
    <style:font-face style:name="system-ui1" svg:font-family="system-ui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false" style:font-name-asian="ＭＳ 明朝" style:font-size-asian="12pt" style:language-asian="ja" style:country-asian="JP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false" style:font-name-asian="ＭＳ 明朝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ＭＳ ゴシック" style:font-family-asian="'ＭＳ ゴシック'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ＭＳ ゴシック" style:font-family-asian="'ＭＳ ゴシック'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ＭＳ ゴシック" style:font-family-asian="'ＭＳ ゴシック'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ＭＳ ゴシック" style:font-family-asian="'ＭＳ ゴシック'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ＭＳ ゴシック" style:font-family-asian="'ＭＳ ゴシック'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ＭＳ ゴシック" style:font-family-asian="'ＭＳ ゴシック'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ＭＳ ゴシック" style:font-family-asian="'ＭＳ ゴシック'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0f4761" loext:opacity="100%" fo:font-size="14pt" style:font-name-asian="ＭＳ ゴシック" style:font-family-asian="'ＭＳ ゴシック'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0f4761" loext:opacity="100%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0f4761" loext:opacity="100%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595959" loext:opacity="100%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595959" loext:opacity="100%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272727" loext:opacity="100%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272727" loext:opacity="100%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_20__28_WW_29_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ＭＳ ゴシック" style:font-family-asian="'ＭＳ ゴシック'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 loext:linked-style-name="Subtitle">
      <style:text-properties fo:color="#595959" loext:opacity="100%" fo:font-size="14pt" fo:letter-spacing="0.0102in" style:font-name-asian="ＭＳ ゴシック" style:font-family-asian="'ＭＳ ゴシック'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vin Idibia</meta:initial-creator>
    <meta:editing-cycles>25</meta:editing-cycles>
    <meta:creation-date>2024-02-19T18:47:00</meta:creation-date>
    <dc:date>2024-05-07T22:25:00.279000000</dc:date>
    <meta:editing-duration>PT5H40M6S</meta:editing-duration>
    <meta:generator>LibreOffice/24.2.1.2$Windows_X86_64 LibreOffice_project/db4def46b0453cc22e2d0305797cf981b68ef5ac</meta:generator>
    <meta:document-statistic meta:table-count="0" meta:image-count="0" meta:object-count="0" meta:page-count="2" meta:paragraph-count="55" meta:word-count="325" meta:character-count="2190" meta:non-whitespace-character-count="1936"/>
    <meta:user-defined meta:name="AppVersion">16.0000</meta:user-defined>
    <meta:template xlink:type="simple" xlink:actuate="onRequest" xlink:title="Normal" xlink:href=""/>
  </office:meta>
</office:document-meta>
</file>